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72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1.1736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1.0854in"/>
    </style:style>
    <style:style style:name="co13" style:family="table-column">
      <style:table-column-properties fo:break-before="auto" style:column-width="1.3272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9728in"/>
    </style:style>
    <style:style style:name="co18" style:family="table-column">
      <style:table-column-properties fo:break-before="auto" style:column-width="1.5272in"/>
    </style:style>
    <style:style style:name="ro5" style:family="table-row">
      <style:table-row-properties style:row-height="0.2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807in" fo:break-before="auto" style:use-optimal-row-height="false"/>
    </style:style>
    <style:style style:name="ro4" style:family="table-row">
      <style:table-row-properties style:row-height="0.3063in" fo:break-before="auto" style:use-optimal-row-height="false"/>
    </style:style>
    <style:style style:name="ro6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uilding_names)" table:allow-empty-cell="true" table:display-list="sort-ascending" table:base-cell-address="items.D2">
          <table:error-message table:message-type="stop" table:display="true"/>
        </table:content-validation>
        <table:content-validation table:name="val2" table:condition="of:cell-content-is-in-list(item_names)" table:allow-empty-cell="true" table:display-list="sort-ascending" table:base-cell-address="input.A2">
          <table:error-message table:message-type="stop" table:display="true"/>
        </table:content-validation>
        <table:content-validation table:name="val3" table:condition="of:cell-content-is-in-list(item_names)" table:allow-empty-cell="true" table:display-list="sort-ascending" table:base-cell-address="input.A3">
          <table:error-message table:message-type="stop" table:display="true"/>
        </table:content-validation>
        <table:content-validation table:name="val4" table:condition="of:cell-content-is-in-list(valid_input_names)" table:allow-empty-cell="true" table:display-list="sort-ascending" table:base-cell-address="input.B2">
          <table:error-message table:message-type="stop" table:display="true"/>
        </table:content-validation>
        <table:content-validation table:name="val5" table:condition="of:cell-content-is-in-list(building_names)" table:allow-empty-cell="true" table:display-list="sort-ascending" table:base-cell-address="raw.E2">
          <table:error-message table:message-type="stop" table:display="true"/>
        </table:content-validation>
      </table:content-validations>
      <table:table table:name="item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2])*[.B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])*[.B3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4])*[.B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alcite sheets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5])*[.B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block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6])*[.B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powder</text:p>
          </table:table-cell>
          <table:table-cell table:number-columns-repeated="2" office:value-type="float" office:value="3" calcext:value-type="float">
            <text:p>3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7])*[.B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eramics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8])*[.B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9])*[.B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0])*[.B1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1])*[.B11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12])*[.B1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3])*[.B1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4])*[.B1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5])*[.B1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6])*[.B1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7])*[.B17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8])*[.B18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19])*[.B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refinery</text:p>
          </table:table-cell>
          <table:table-cell table:formula="of:=(60/[.C20])*[.B20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1])*[.B2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2])*[.B2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3])*[.B2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4])*[.B2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content-validation-name="val1" office:value-type="string" calcext:value-type="string">
            <text:p>refinery</text:p>
          </table:table-cell>
          <table:table-cell table:formula="of:=(60/[.C25])*[.B2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26])*[.B2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under</text:p>
          </table:table-cell>
          <table:table-cell table:formula="of:=(60/[.C27])*[.B27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28])*[.B2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ar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29])*[.B2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0])*[.B30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31])*[.B3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2])*[.B32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sheet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3])*[.B33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be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4])*[.B3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35])*[.B35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36])*[.B36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olfram bar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37])*[.B3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late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8])*[.B3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39])*[.B39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40])*[.B40]" office:value-type="float" office:value="30" calcext:value-type="float">
            <text:p>30</text:p>
          </table:table-cell>
        </table:table-row>
        <table:table-row table:style-name="ro2" table:number-rows-repeated="19">
          <table:table-cell table:number-columns-repeated="3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input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Requir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RequiredPerMinute</text:p>
          </table:table-cell>
        </table:table-row>
        <table:table-row table:style-name="ro2">
          <table:table-cell table:content-validation-name="val2" office:value-type="string" calcext:value-type="string">
            <text:p>accumulator</text:p>
          </table:table-cell>
          <table:table-cell table:content-validation-name="val4"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table:formula="of:=VLOOKUP([.A2];item_periodseconds_array;3; )" office:value-type="float" office:value="6" calcext:value-type="float">
            <text:p>6</text:p>
          </table:table-cell>
          <table:table-cell table:formula="of:=60/[.D2]*[.C2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accumulator</text:p>
          </table:table-cell>
          <table:table-cell table:content-validation-name="val4"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3];item_periodseconds_array;3; )" office:value-type="float" office:value="6" calcext:value-type="float">
            <text:p>6</text:p>
          </table:table-cell>
          <table:table-cell table:formula="of:=60/[.D3]*[.C3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accumulator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4];item_periodseconds_array;3; )" office:value-type="float" office:value="6" calcext:value-type="float">
            <text:p>6</text:p>
          </table:table-cell>
          <table:table-cell table:formula="of:=60/[.D4]*[.C4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applicator</text:p>
          </table:table-cell>
          <table:table-cell table:content-validation-name="val4"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table:formula="of:=VLOOKUP([.A5];item_periodseconds_array;3; )" office:value-type="float" office:value="4" calcext:value-type="float">
            <text:p>4</text:p>
          </table:table-cell>
          <table:table-cell table:formula="of:=60/[.D5]*[.C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applicator</text:p>
          </table:table-cell>
          <table:table-cell table:content-validation-name="val4" office:value-type="string" calcext:value-type="string">
            <text:p>tube</text:p>
          </table:table-cell>
          <table:table-cell office:value-type="float" office:value="8" calcext:value-type="float">
            <text:p>8</text:p>
          </table:table-cell>
          <table:table-cell table:formula="of:=VLOOKUP([.A6];item_periodseconds_array;3; )" office:value-type="float" office:value="4" calcext:value-type="float">
            <text:p>4</text:p>
          </table:table-cell>
          <table:table-cell table:formula="of:=60/[.D6]*[.C6]" office:value-type="float" office:value="120" calcext:value-type="float">
            <text:p>12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7];item_periodseconds_array;3; )" office:value-type="float" office:value="4" calcext:value-type="float">
            <text:p>4</text:p>
          </table:table-cell>
          <table:table-cell table:formula="of:=60/[.D7]*[.C7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VLOOKUP([.A8];item_periodseconds_array;3; )" office:value-type="float" office:value="4" calcext:value-type="float">
            <text:p>4</text:p>
          </table:table-cell>
          <table:table-cell table:formula="of:=60/[.D8]*[.C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table:formula="of:=VLOOKUP([.A9];item_periodseconds_array;3; )" office:value-type="float" office:value="4" calcext:value-type="float">
            <text:p>4</text:p>
          </table:table-cell>
          <table:table-cell table:formula="of:=60/[.D9]*[.C9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calcite sheets</text:p>
          </table:table-cell>
          <table:table-cell table:content-validation-name="val4"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0];item_periodseconds_array;3; )" office:value-type="float" office:value="2" calcext:value-type="float">
            <text:p>2</text:p>
          </table:table-cell>
          <table:table-cell table:formula="of:=60/[.D10]*[.C1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alcium block</text:p>
          </table:table-cell>
          <table:table-cell table:content-validation-name="val4" office:value-type="string" calcext:value-type="string">
            <text:p>calcium ore</text:p>
          </table:table-cell>
          <table:table-cell office:value-type="float" office:value="2" calcext:value-type="float">
            <text:p>2</text:p>
          </table:table-cell>
          <table:table-cell table:formula="of:=VLOOKUP([.A11];item_periodseconds_array;3; )" office:value-type="float" office:value="2" calcext:value-type="float">
            <text:p>2</text:p>
          </table:table-cell>
          <table:table-cell table:formula="of:=60/[.D11]*[.C11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calcium powder</text:p>
          </table:table-cell>
          <table:table-cell table:content-validation-name="val4"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2];item_periodseconds_array;3; )" office:value-type="float" office:value="3" calcext:value-type="float">
            <text:p>3</text:p>
          </table:table-cell>
          <table:table-cell table:formula="of:=60/[.D12]*[.C12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ceramics</text:p>
          </table:table-cell>
          <table:table-cell table:content-validation-name="val4" office:value-type="string" calcext:value-type="string">
            <text:p>calcite sheets</text:p>
          </table:table-cell>
          <table:table-cell office:value-type="float" office:value="1" calcext:value-type="float">
            <text:p>1</text:p>
          </table:table-cell>
          <table:table-cell table:formula="of:=VLOOKUP([.A13];item_periodseconds_array;3; )" office:value-type="float" office:value="2" calcext:value-type="float">
            <text:p>2</text:p>
          </table:table-cell>
          <table:table-cell table:formula="of:=60/[.D13]*[.C13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eramics</text:p>
          </table:table-cell>
          <table:table-cell table:content-validation-name="val4" office:value-type="string" calcext:value-type="string">
            <text:p>wolfram powder</text:p>
          </table:table-cell>
          <table:table-cell office:value-type="float" office:value="1" calcext:value-type="float">
            <text:p>1</text:p>
          </table:table-cell>
          <table:table-cell table:formula="of:=VLOOKUP([.A14];item_periodseconds_array;3; )" office:value-type="float" office:value="2" calcext:value-type="float">
            <text:p>2</text:p>
          </table:table-cell>
          <table:table-cell table:formula="of:=60/[.D14]*[.C14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15];item_periodseconds_array;3; )" office:value-type="float" office:value="2" calcext:value-type="float">
            <text:p>2</text:p>
          </table:table-cell>
          <table:table-cell table:formula="of:=60/[.D15]*[.C1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16];item_periodseconds_array;3; )" office:value-type="float" office:value="2" calcext:value-type="float">
            <text:p>2</text:p>
          </table:table-cell>
          <table:table-cell table:formula="of:=60/[.D16]*[.C16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table:formula="of:=VLOOKUP([.A17];item_periodseconds_array;3; )" office:value-type="float" office:value="2" calcext:value-type="float">
            <text:p>2</text:p>
          </table:table-cell>
          <table:table-cell table:formula="of:=60/[.D17]*[.C17]" office:value-type="float" office:value="90" calcext:value-type="float">
            <text:p>90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18];item_periodseconds_array;3; )" office:value-type="float" office:value="4" calcext:value-type="float">
            <text:p>4</text:p>
          </table:table-cell>
          <table:table-cell table:formula="of:=60/[.D18]*[.C18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table:formula="of:=VLOOKUP([.A19];item_periodseconds_array;3; )" office:value-type="float" office:value="4" calcext:value-type="float">
            <text:p>4</text:p>
          </table:table-cell>
          <table:table-cell table:formula="of:=60/[.D19]*[.C19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table:formula="of:=VLOOKUP([.A20];item_periodseconds_array;3; )" office:value-type="float" office:value="4" calcext:value-type="float">
            <text:p>4</text:p>
          </table:table-cell>
          <table:table-cell table:formula="of:=60/[.D20]*[.C20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6" calcext:value-type="float">
            <text:p>6</text:p>
          </table:table-cell>
          <table:table-cell table:formula="of:=VLOOKUP([.A21];item_periodseconds_array;3; )" office:value-type="float" office:value="4" calcext:value-type="float">
            <text:p>4</text:p>
          </table:table-cell>
          <table:table-cell table:formula="of:=60/[.D21]*[.C21]" office:value-type="float" office:value="90" calcext:value-type="float">
            <text:p>90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22];item_periodseconds_array;3; )" office:value-type="float" office:value="5" calcext:value-type="float">
            <text:p>5</text:p>
          </table:table-cell>
          <table:table-cell table:formula="of:=60/[.D22]*[.C22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23];item_periodseconds_array;3; )" office:value-type="float" office:value="5" calcext:value-type="float">
            <text:p>5</text:p>
          </table:table-cell>
          <table:table-cell table:formula="of:=60/[.D23]*[.C23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2" calcext:value-type="float">
            <text:p>2</text:p>
          </table:table-cell>
          <table:table-cell table:formula="of:=VLOOKUP([.A24];item_periodseconds_array;3; )" office:value-type="float" office:value="5" calcext:value-type="float">
            <text:p>5</text:p>
          </table:table-cell>
          <table:table-cell table:formula="of:=60/[.D24]*[.C24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formula="of:=VLOOKUP([.A25];item_periodseconds_array;3; )" office:value-type="float" office:value="10" calcext:value-type="float">
            <text:p>10</text:p>
          </table:table-cell>
          <table:table-cell table:formula="of:=60/[.D25]*[.C25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26];item_periodseconds_array;3; )" office:value-type="float" office:value="10" calcext:value-type="float">
            <text:p>10</text:p>
          </table:table-cell>
          <table:table-cell table:formula="of:=60/[.D26]*[.C26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27];item_periodseconds_array;3; )" office:value-type="float" office:value="10" calcext:value-type="float">
            <text:p>10</text:p>
          </table:table-cell>
          <table:table-cell table:formula="of:=60/[.D27]*[.C27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lass</text:p>
          </table:table-cell>
          <table:table-cell table:content-validation-name="val4"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28];item_periodseconds_array;3; )" office:value-type="float" office:value="3" calcext:value-type="float">
            <text:p>3</text:p>
          </table:table-cell>
          <table:table-cell table:formula="of:=60/[.D28]*[.C28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glass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29];item_periodseconds_array;3; )" office:value-type="float" office:value="3" calcext:value-type="float">
            <text:p>3</text:p>
          </table:table-cell>
          <table:table-cell table:formula="of:=60/[.D29]*[.C29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table:formula="of:=VLOOKUP([.A30];item_periodseconds_array;3; )" office:value-type="float" office:value="4" calcext:value-type="float">
            <text:p>4</text:p>
          </table:table-cell>
          <table:table-cell table:formula="of:=60/[.D30]*[.C30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31];item_periodseconds_array;3; )" office:value-type="float" office:value="4" calcext:value-type="float">
            <text:p>4</text:p>
          </table:table-cell>
          <table:table-cell table:formula="of:=60/[.D31]*[.C31]" office:value-type="float" office:value="75" calcext:value-type="float">
            <text:p>75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32];item_periodseconds_array;3; )" office:value-type="float" office:value="4" calcext:value-type="float">
            <text:p>4</text:p>
          </table:table-cell>
          <table:table-cell table:formula="of:=60/[.D32]*[.C32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table:formula="of:=VLOOKUP([.A33];item_periodseconds_array;3; )" office:value-type="float" office:value="4" calcext:value-type="float">
            <text:p>4</text:p>
          </table:table-cell>
          <table:table-cell table:formula="of:=60/[.D33]*[.C33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34];item_periodseconds_array;3; )" office:value-type="float" office:value="4" calcext:value-type="float">
            <text:p>4</text:p>
          </table:table-cell>
          <table:table-cell table:formula="of:=60/[.D34]*[.C34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35];item_periodseconds_array;3; )" office:value-type="float" office:value="4" calcext:value-type="float">
            <text:p>4</text:p>
          </table:table-cell>
          <table:table-cell table:formula="of:=60/[.D35]*[.C35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36];item_periodseconds_array;3; )" office:value-type="float" office:value="4" calcext:value-type="float">
            <text:p>4</text:p>
          </table:table-cell>
          <table:table-cell table:formula="of:=60/[.D36]*[.C36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table:formula="of:=VLOOKUP([.A37];item_periodseconds_array;3; )" office:value-type="float" office:value="4" calcext:value-type="float">
            <text:p>4</text:p>
          </table:table-cell>
          <table:table-cell table:formula="of:=60/[.D37]*[.C37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38];item_periodseconds_array;3; )" office:value-type="float" office:value="4" calcext:value-type="float">
            <text:p>4</text:p>
          </table:table-cell>
          <table:table-cell table:formula="of:=60/[.D38]*[.C3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39];item_periodseconds_array;3; )" office:value-type="float" office:value="4" calcext:value-type="float">
            <text:p>4</text:p>
          </table:table-cell>
          <table:table-cell table:formula="of:=60/[.D39]*[.C39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40];item_periodseconds_array;3; )" office:value-type="float" office:value="3" calcext:value-type="float">
            <text:p>3</text:p>
          </table:table-cell>
          <table:table-cell table:formula="of:=60/[.D40]*[.C40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table:formula="of:=VLOOKUP([.A41];item_periodseconds_array;3; )" office:value-type="float" office:value="3" calcext:value-type="float">
            <text:p>3</text:p>
          </table:table-cell>
          <table:table-cell table:formula="of:=60/[.D41]*[.C41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42];item_periodseconds_array;3; )" office:value-type="float" office:value="3" calcext:value-type="float">
            <text:p>3</text:p>
          </table:table-cell>
          <table:table-cell table:formula="of:=60/[.D42]*[.C42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43];item_periodseconds_array;3; )" office:value-type="float" office:value="5" calcext:value-type="float">
            <text:p>5</text:p>
          </table:table-cell>
          <table:table-cell table:formula="of:=60/[.D43]*[.C43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44];item_periodseconds_array;3; )" office:value-type="float" office:value="5" calcext:value-type="float">
            <text:p>5</text:p>
          </table:table-cell>
          <table:table-cell table:formula="of:=60/[.D44]*[.C44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stabilizer</text:p>
          </table:table-cell>
          <table:table-cell office:value-type="float" office:value="2" calcext:value-type="float">
            <text:p>2</text:p>
          </table:table-cell>
          <table:table-cell table:formula="of:=VLOOKUP([.A45];item_periodseconds_array;3; )" office:value-type="float" office:value="5" calcext:value-type="float">
            <text:p>5</text:p>
          </table:table-cell>
          <table:table-cell table:formula="of:=60/[.D45]*[.C45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5" calcext:value-type="float">
            <text:p>5</text:p>
          </table:table-cell>
          <table:table-cell table:formula="of:=VLOOKUP([.A46];item_periodseconds_array;3; )" office:value-type="float" office:value="12" calcext:value-type="float">
            <text:p>12</text:p>
          </table:table-cell>
          <table:table-cell table:formula="of:=60/[.D46]*[.C46]" office:value-type="float" office:value="25" calcext:value-type="float">
            <text:p>2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pump</text:p>
          </table:table-cell>
          <table:table-cell office:value-type="float" office:value="3" calcext:value-type="float">
            <text:p>3</text:p>
          </table:table-cell>
          <table:table-cell table:formula="of:=VLOOKUP([.A47];item_periodseconds_array;3; )" office:value-type="float" office:value="12" calcext:value-type="float">
            <text:p>12</text:p>
          </table:table-cell>
          <table:table-cell table:formula="of:=60/[.D47]*[.C47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3" calcext:value-type="float">
            <text:p>3</text:p>
          </table:table-cell>
          <table:table-cell table:formula="of:=VLOOKUP([.A48];item_periodseconds_array;3; )" office:value-type="float" office:value="12" calcext:value-type="float">
            <text:p>12</text:p>
          </table:table-cell>
          <table:table-cell table:formula="of:=60/[.D48]*[.C48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valve</text:p>
          </table:table-cell>
          <table:table-cell office:value-type="float" office:value="2" calcext:value-type="float">
            <text:p>2</text:p>
          </table:table-cell>
          <table:table-cell table:formula="of:=VLOOKUP([.A49];item_periodseconds_array;3; )" office:value-type="float" office:value="12" calcext:value-type="float">
            <text:p>12</text:p>
          </table:table-cell>
          <table:table-cell table:formula="of:=60/[.D49]*[.C49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pressurized helium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50];item_periodseconds_array;3; )" office:value-type="float" office:value="2" calcext:value-type="float">
            <text:p>2</text:p>
          </table:table-cell>
          <table:table-cell table:formula="of:=60/[.D50]*[.C5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pressurized helium</text:p>
          </table:table-cell>
          <table:table-cell table:content-validation-name="val4" office:value-type="string" calcext:value-type="string">
            <text:p>sulfur ore</text:p>
          </table:table-cell>
          <table:table-cell office:value-type="float" office:value="1" calcext:value-type="float">
            <text:p>1</text:p>
          </table:table-cell>
          <table:table-cell table:formula="of:=VLOOKUP([.A51];item_periodseconds_array;3; )" office:value-type="float" office:value="2" calcext:value-type="float">
            <text:p>2</text:p>
          </table:table-cell>
          <table:table-cell table:formula="of:=60/[.D51]*[.C51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52];item_periodseconds_array;3; )" office:value-type="float" office:value="10" calcext:value-type="float">
            <text:p>10</text:p>
          </table:table-cell>
          <table:table-cell table:formula="of:=60/[.D52]*[.C52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3" calcext:value-type="float">
            <text:p>3</text:p>
          </table:table-cell>
          <table:table-cell table:formula="of:=VLOOKUP([.A53];item_periodseconds_array;3; )" office:value-type="float" office:value="10" calcext:value-type="float">
            <text:p>10</text:p>
          </table:table-cell>
          <table:table-cell table:formula="of:=60/[.D53]*[.C53]" office:value-type="float" office:value="18" calcext:value-type="float">
            <text:p>18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54];item_periodseconds_array;3; )" office:value-type="float" office:value="10" calcext:value-type="float">
            <text:p>10</text:p>
          </table:table-cell>
          <table:table-cell table:formula="of:=60/[.D54]*[.C54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table:formula="of:=VLOOKUP([.A55];item_periodseconds_array;3; )" office:value-type="float" office:value="10" calcext:value-type="float">
            <text:p>10</text:p>
          </table:table-cell>
          <table:table-cell table:formula="of:=60/[.D55]*[.C55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roto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56];item_periodseconds_array;3; )" office:value-type="float" office:value="6" calcext:value-type="float">
            <text:p>6</text:p>
          </table:table-cell>
          <table:table-cell table:formula="of:=60/[.D56]*[.C56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ro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table:formula="of:=VLOOKUP([.A57];item_periodseconds_array;3; )" office:value-type="float" office:value="6" calcext:value-type="float">
            <text:p>6</text:p>
          </table:table-cell>
          <table:table-cell table:formula="of:=60/[.D57]*[.C57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tabilizer</text:p>
          </table:table-cell>
          <table:table-cell table:content-validation-name="val4"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table:formula="of:=VLOOKUP([.A58];item_periodseconds_array;3; )" office:value-type="float" office:value="6" calcext:value-type="float">
            <text:p>6</text:p>
          </table:table-cell>
          <table:table-cell table:formula="of:=60/[.D58]*[.C58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stabilize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59];item_periodseconds_array;3; )" office:value-type="float" office:value="6" calcext:value-type="float">
            <text:p>6</text:p>
          </table:table-cell>
          <table:table-cell table:formula="of:=60/[.D59]*[.C59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tator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2" calcext:value-type="float">
            <text:p>2</text:p>
          </table:table-cell>
          <table:table-cell table:formula="of:=VLOOKUP([.A60];item_periodseconds_array;3; )" office:value-type="float" office:value="3" calcext:value-type="float">
            <text:p>3</text:p>
          </table:table-cell>
          <table:table-cell table:formula="of:=60/[.D60]*[.C60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ta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61];item_periodseconds_array;3; )" office:value-type="float" office:value="3" calcext:value-type="float">
            <text:p>3</text:p>
          </table:table-cell>
          <table:table-cell table:formula="of:=60/[.D61]*[.C61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ulfuric acid</text:p>
          </table:table-cell>
          <table:table-cell table:content-validation-name="val4" office:value-type="string" calcext:value-type="string">
            <text:p>chemicals</text:p>
          </table:table-cell>
          <table:table-cell office:value-type="float" office:value="1" calcext:value-type="float">
            <text:p>1</text:p>
          </table:table-cell>
          <table:table-cell table:formula="of:=VLOOKUP([.A62];item_periodseconds_array;3; )" office:value-type="float" office:value="0.5" calcext:value-type="float">
            <text:p>0.5</text:p>
          </table:table-cell>
          <table:table-cell table:formula="of:=60/[.D62]*[.C62]" office:value-type="float" office:value="120" calcext:value-type="float">
            <text:p>120</text:p>
          </table:table-cell>
        </table:table-row>
        <table:table-row table:style-name="ro2">
          <table:table-cell table:content-validation-name="val3" office:value-type="string" calcext:value-type="string">
            <text:p>sulfuric acid</text:p>
          </table:table-cell>
          <table:table-cell table:content-validation-name="val4" office:value-type="string" calcext:value-type="string">
            <text:p>sulfur ore</text:p>
          </table:table-cell>
          <table:table-cell office:value-type="float" office:value="2" calcext:value-type="float">
            <text:p>2</text:p>
          </table:table-cell>
          <table:table-cell table:formula="of:=VLOOKUP([.A63];item_periodseconds_array;3; )" office:value-type="float" office:value="0.5" calcext:value-type="float">
            <text:p>0.5</text:p>
          </table:table-cell>
          <table:table-cell table:formula="of:=60/[.D63]*[.C63]" office:value-type="float" office:value="240" calcext:value-type="float">
            <text:p>24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chemicals</text:p>
          </table:table-cell>
          <table:table-cell office:value-type="float" office:value="2" calcext:value-type="float">
            <text:p>2</text:p>
          </table:table-cell>
          <table:table-cell table:formula="of:=VLOOKUP([.A64];item_periodseconds_array;3; )" office:value-type="float" office:value="3" calcext:value-type="float">
            <text:p>3</text:p>
          </table:table-cell>
          <table:table-cell table:formula="of:=60/[.D64]*[.C64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65];item_periodseconds_array;3; )" office:value-type="float" office:value="3" calcext:value-type="float">
            <text:p>3</text:p>
          </table:table-cell>
          <table:table-cell table:formula="of:=60/[.D65]*[.C65]" office:value-type="float" office:value="100" calcext:value-type="float">
            <text:p>10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5" calcext:value-type="float">
            <text:p>5</text:p>
          </table:table-cell>
          <table:table-cell table:formula="of:=VLOOKUP([.A66];item_periodseconds_array;3; )" office:value-type="float" office:value="3" calcext:value-type="float">
            <text:p>3</text:p>
          </table:table-cell>
          <table:table-cell table:formula="of:=60/[.D66]*[.C66]" office:value-type="float" office:value="100" calcext:value-type="float">
            <text:p>10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calcite sheets</text:p>
          </table:table-cell>
          <table:table-cell office:value-type="float" office:value="10" calcext:value-type="float">
            <text:p>10</text:p>
          </table:table-cell>
          <table:table-cell table:formula="of:=VLOOKUP([.A67];item_periodseconds_array;3; )" office:value-type="float" office:value="3" calcext:value-type="float">
            <text:p>3</text:p>
          </table:table-cell>
          <table:table-cell table:formula="of:=60/[.D67]*[.C67]" office:value-type="float" office:value="200" calcext:value-type="float">
            <text:p>20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table:formula="of:=VLOOKUP([.A68];item_periodseconds_array;3; )" office:value-type="float" office:value="3" calcext:value-type="float">
            <text:p>3</text:p>
          </table:table-cell>
          <table:table-cell table:formula="of:=60/[.D68]*[.C68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4" calcext:value-type="float">
            <text:p>4</text:p>
          </table:table-cell>
          <table:table-cell table:formula="of:=VLOOKUP([.A69];item_periodseconds_array;3; )" office:value-type="float" office:value="3" calcext:value-type="float">
            <text:p>3</text:p>
          </table:table-cell>
          <table:table-cell table:formula="of:=60/[.D69]*[.C69]" office:value-type="float" office:value="80" calcext:value-type="float">
            <text:p>8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70];item_periodseconds_array;3; )" office:value-type="float" office:value="2" calcext:value-type="float">
            <text:p>2</text:p>
          </table:table-cell>
          <table:table-cell table:formula="of:=60/[.D70]*[.C70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71];item_periodseconds_array;3; )" office:value-type="float" office:value="2" calcext:value-type="float">
            <text:p>2</text:p>
          </table:table-cell>
          <table:table-cell table:formula="of:=60/[.D71]*[.C71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72];item_periodseconds_array;3; )" office:value-type="float" office:value="2" calcext:value-type="float">
            <text:p>2</text:p>
          </table:table-cell>
          <table:table-cell table:formula="of:=60/[.D72]*[.C72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bar</text:p>
          </table:table-cell>
          <table:table-cell table:content-validation-name="val4" office:value-type="string" calcext:value-type="string">
            <text:p>titanium ore</text:p>
          </table:table-cell>
          <table:table-cell office:value-type="float" office:value="2" calcext:value-type="float">
            <text:p>2</text:p>
          </table:table-cell>
          <table:table-cell table:formula="of:=VLOOKUP([.A73];item_periodseconds_array;3; )" office:value-type="float" office:value="2" calcext:value-type="float">
            <text:p>2</text:p>
          </table:table-cell>
          <table:table-cell table:formula="of:=60/[.D73]*[.C73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titanium beam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4];item_periodseconds_array;3; )" office:value-type="float" office:value="3" calcext:value-type="float">
            <text:p>3</text:p>
          </table:table-cell>
          <table:table-cell table:formula="of:=60/[.D74]*[.C74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titanium housing</text:p>
          </table:table-cell>
          <table:table-cell table:content-validation-name="val4"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table:formula="of:=VLOOKUP([.A75];item_periodseconds_array;3; )" office:value-type="float" office:value="2" calcext:value-type="float">
            <text:p>2</text:p>
          </table:table-cell>
          <table:table-cell table:formula="of:=60/[.D75]*[.C7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housing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76];item_periodseconds_array;3; )" office:value-type="float" office:value="2" calcext:value-type="float">
            <text:p>2</text:p>
          </table:table-cell>
          <table:table-cell table:formula="of:=60/[.D76]*[.C76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titanium rod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7];item_periodseconds_array;3; )" office:value-type="float" office:value="2" calcext:value-type="float">
            <text:p>2</text:p>
          </table:table-cell>
          <table:table-cell table:formula="of:=60/[.D77]*[.C77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sheet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78];item_periodseconds_array;3; )" office:value-type="float" office:value="2" calcext:value-type="float">
            <text:p>2</text:p>
          </table:table-cell>
          <table:table-cell table:formula="of:=60/[.D78]*[.C7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be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table:formula="of:=VLOOKUP([.A79];item_periodseconds_array;3; )" office:value-type="float" office:value="2" calcext:value-type="float">
            <text:p>2</text:p>
          </table:table-cell>
          <table:table-cell table:formula="of:=60/[.D79]*[.C79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be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1" calcext:value-type="float">
            <text:p>1</text:p>
          </table:table-cell>
          <table:table-cell table:formula="of:=VLOOKUP([.A80];item_periodseconds_array;3; )" office:value-type="float" office:value="2" calcext:value-type="float">
            <text:p>2</text:p>
          </table:table-cell>
          <table:table-cell table:formula="of:=60/[.D80]*[.C8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81];item_periodseconds_array;3; )" office:value-type="float" office:value="6" calcext:value-type="float">
            <text:p>6</text:p>
          </table:table-cell>
          <table:table-cell table:formula="of:=60/[.D81]*[.C81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rotor</text:p>
          </table:table-cell>
          <table:table-cell office:value-type="float" office:value="2" calcext:value-type="float">
            <text:p>2</text:p>
          </table:table-cell>
          <table:table-cell table:formula="of:=VLOOKUP([.A82];item_periodseconds_array;3; )" office:value-type="float" office:value="6" calcext:value-type="float">
            <text:p>6</text:p>
          </table:table-cell>
          <table:table-cell table:formula="of:=60/[.D82]*[.C82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83];item_periodseconds_array;3; )" office:value-type="float" office:value="6" calcext:value-type="float">
            <text:p>6</text:p>
          </table:table-cell>
          <table:table-cell table:formula="of:=60/[.D83]*[.C83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2" calcext:value-type="float">
            <text:p>2</text:p>
          </table:table-cell>
          <table:table-cell table:formula="of:=VLOOKUP([.A84];item_periodseconds_array;3; )" office:value-type="float" office:value="6" calcext:value-type="float">
            <text:p>6</text:p>
          </table:table-cell>
          <table:table-cell table:formula="of:=60/[.D84]*[.C84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85];item_periodseconds_array;3; )" office:value-type="float" office:value="10" calcext:value-type="float">
            <text:p>10</text:p>
          </table:table-cell>
          <table:table-cell table:formula="of:=60/[.D85]*[.C85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beam</text:p>
          </table:table-cell>
          <table:table-cell office:value-type="float" office:value="3" calcext:value-type="float">
            <text:p>3</text:p>
          </table:table-cell>
          <table:table-cell table:formula="of:=VLOOKUP([.A86];item_periodseconds_array;3; )" office:value-type="float" office:value="10" calcext:value-type="float">
            <text:p>10</text:p>
          </table:table-cell>
          <table:table-cell table:formula="of:=60/[.D86]*[.C86]" office:value-type="float" office:value="18" calcext:value-type="float">
            <text:p>18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table:formula="of:=VLOOKUP([.A87];item_periodseconds_array;3; )" office:value-type="float" office:value="10" calcext:value-type="float">
            <text:p>10</text:p>
          </table:table-cell>
          <table:table-cell table:formula="of:=60/[.D87]*[.C87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88];item_periodseconds_array;3; )" office:value-type="float" office:value="10" calcext:value-type="float">
            <text:p>10</text:p>
          </table:table-cell>
          <table:table-cell table:formula="of:=60/[.D88]*[.C88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wolfram bar</text:p>
          </table:table-cell>
          <table:table-cell table:content-validation-name="val4" office:value-type="string" calcext:value-type="string">
            <text:p>wolfram ore</text:p>
          </table:table-cell>
          <table:table-cell office:value-type="float" office:value="2" calcext:value-type="float">
            <text:p>2</text:p>
          </table:table-cell>
          <table:table-cell table:formula="of:=VLOOKUP([.A89];item_periodseconds_array;3; )" office:value-type="float" office:value="2" calcext:value-type="float">
            <text:p>2</text:p>
          </table:table-cell>
          <table:table-cell table:formula="of:=60/[.D89]*[.C89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wolfram plate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0];item_periodseconds_array;3; )" office:value-type="float" office:value="1" calcext:value-type="float">
            <text:p>1</text:p>
          </table:table-cell>
          <table:table-cell table:formula="of:=60/[.D90]*[.C90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wolfram powder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1];item_periodseconds_array;3; )" office:value-type="float" office:value="2" calcext:value-type="float">
            <text:p>2</text:p>
          </table:table-cell>
          <table:table-cell table:formula="of:=60/[.D91]*[.C91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wolfram wire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92];item_periodseconds_array;3; )" office:value-type="float" office:value="4" calcext:value-type="float">
            <text:p>4</text:p>
          </table:table-cell>
          <table:table-cell table:formula="of:=60/[.D92]*[.C92]" office:value-type="float" office:value="15" calcext:value-type="float">
            <text:p>15</text:p>
          </table:table-cell>
        </table:table-row>
        <table:table-row table:style-name="ro2" table:number-rows-repeated="107">
          <table:table-cell table:content-validation-name="val3"/>
          <table:table-cell table:content-validation-name="val4"/>
          <table:table-cell table:number-columns-repeated="3"/>
        </table:table-row>
        <table:table-row table:style-name="ro2">
          <table:table-cell table:content-validation-name="val3"/>
          <table:table-cell table:content-validation-name="val4"/>
          <table:table-cell table:number-columns-repeated="3"/>
        </table:table-row>
      </table:table>
      <table:table table:name="raw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9" table:default-cell-style-name="Default"/>
        <table:table-row table:style-name="ro6">
          <table:table-cell office:value-type="string" calcext:value-type="string">
            <text:p>Ite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2]*[.C2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3]*[.C3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helium-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helium-3 extractor</text:p>
          </table:table-cell>
          <table:table-cell table:formula="of:=60/[.D4]*[.C4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ulfur ore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sulfur extractor</text:p>
          </table:table-cell>
          <table:table-cell table:formula="of:=60/[.D5]*[.C5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6]*[.C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7]*[.C7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8]*[.C8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9]*[.C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10]*[.C10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11]*[.C11]" office:value-type="float" office:value="240" calcext:value-type="float">
            <text:p>240</text:p>
          </table:table-cell>
        </table:table-row>
        <table:table-row table:style-name="ro2" table:number-rows-repeated="38">
          <table:table-cell table:number-columns-repeated="4"/>
          <table:table-cell table:content-validation-name="val5"/>
          <table:table-cell/>
        </table:table-row>
        <table:table-row table:style-name="ro2">
          <table:table-cell table:number-columns-repeated="4"/>
          <table:table-cell table:content-validation-name="val5"/>
          <table:table-cell/>
        </table:table-row>
      </table:table>
      <table:table table:name="buildings" table:style-name="ta1"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bm cost</text:p>
          </table:table-cell>
          <table:table-cell office:value-type="string" calcext:value-type="string">
            <text:p>ibm cost</text:p>
          </table:table-cell>
          <table:table-cell office:value-type="string" calcext:value-type="string">
            <text:p>qbm cost</text:p>
          </table:table-cell>
        </table:table-row>
        <table:table-row table:style-name="ro2">
          <table:table-cell office:value-type="string" calcext:value-type="string">
            <text:p>assembl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base core amplifier v.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string" calcext:value-type="string">
            <text:p>cargo dispatch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rgo receiv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compound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string" calcext:value-type="string">
            <text:p>defense turret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icator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nace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ita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ium-3 extractor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habi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ega pres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orbital cargo launche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 excavator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iner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smelt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generator v.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age depot v.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rage depot v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sulfur extracto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teleport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wind turbine v.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table table:name="validation" table:style-name="ta2">
        <table:table-column table:style-name="co17" table:default-cell-style-name="Default"/>
        <table:table-column table:style-name="co18" table:default-cell-style-name="Default"/>
        <table:table-row table:style-name="ro2">
          <table:table-cell table:formula="of:=IF(ISBLANK([$items.A2]);&quot;&quot;;[$items.A2])" office:value-type="string" office:string-value="accumulator" calcext:value-type="string">
            <text:p>accumulator</text:p>
          </table:table-cell>
          <table:table-cell/>
        </table:table-row>
        <table:table-row table:style-name="ro2">
          <table:table-cell table:formula="of:=IF(ISBLANK([$items.A3]);&quot;&quot;;[$items.A3])" office:value-type="string" office:string-value="applicator" calcext:value-type="string">
            <text:p>applicator</text:p>
          </table:table-cell>
          <table:table-cell/>
        </table:table-row>
        <table:table-row table:style-name="ro2">
          <table:table-cell table:formula="of:=IF(ISBLANK([$items.A4]);&quot;&quot;;[$items.A4])" office:value-type="string" office:string-value="battery" calcext:value-type="string">
            <text:p>battery</text:p>
          </table:table-cell>
          <table:table-cell/>
        </table:table-row>
        <table:table-row table:style-name="ro2">
          <table:table-cell table:formula="of:=IF(ISBLANK([$items.A5]);&quot;&quot;;[$items.A5])" office:value-type="string" office:string-value="calcite sheets" calcext:value-type="string">
            <text:p>calcite sheets</text:p>
          </table:table-cell>
          <table:table-cell/>
        </table:table-row>
        <table:table-row table:style-name="ro2">
          <table:table-cell table:formula="of:=IF(ISBLANK([$items.A6]);&quot;&quot;;[$items.A6])" office:value-type="string" office:string-value="calcium block" calcext:value-type="string">
            <text:p>calcium block</text:p>
          </table:table-cell>
          <table:table-cell/>
        </table:table-row>
        <table:table-row table:style-name="ro2">
          <table:table-cell table:formula="of:=IF(ISBLANK([$items.A7]);&quot;&quot;;[$items.A7])" office:value-type="string" office:string-value="calcium powder" calcext:value-type="string">
            <text:p>calcium powder</text:p>
          </table:table-cell>
          <table:table-cell/>
        </table:table-row>
        <table:table-row table:style-name="ro2">
          <table:table-cell table:formula="of:=IF(ISBLANK([$items.A8]);&quot;&quot;;[$items.A8])" office:value-type="string" office:string-value="ceramics" calcext:value-type="string">
            <text:p>ceramics</text:p>
          </table:table-cell>
          <table:table-cell/>
        </table:table-row>
        <table:table-row table:style-name="ro2">
          <table:table-cell table:formula="of:=IF(ISBLANK([$items.A9]);&quot;&quot;;[$items.A9])" office:value-type="string" office:string-value="chemicals" calcext:value-type="string">
            <text:p>chemicals</text:p>
          </table:table-cell>
          <table:table-cell/>
        </table:table-row>
        <table:table-row table:style-name="ro2">
          <table:table-cell table:formula="of:=IF(ISBLANK([$items.A10]);&quot;&quot;;[$items.A10])" office:value-type="string" office:string-value="electromagnetic coil" calcext:value-type="string">
            <text:p>electromagnetic coil</text:p>
          </table:table-cell>
          <table:table-cell/>
        </table:table-row>
        <table:table-row table:style-name="ro2">
          <table:table-cell table:formula="of:=IF(ISBLANK([$items.A11]);&quot;&quot;;[$items.A11])" office:value-type="string" office:string-value="electronics" calcext:value-type="string">
            <text:p>electronics</text:p>
          </table:table-cell>
          <table:table-cell/>
        </table:table-row>
        <table:table-row table:style-name="ro2">
          <table:table-cell table:formula="of:=IF(ISBLANK([$items.A12]);&quot;&quot;;[$items.A12])" office:value-type="string" office:string-value="generator" calcext:value-type="string">
            <text:p>generator</text:p>
          </table:table-cell>
          <table:table-cell/>
        </table:table-row>
        <table:table-row table:style-name="ro2">
          <table:table-cell table:formula="of:=IF(ISBLANK([$items.A13]);&quot;&quot;;[$items.A13])" office:value-type="string" office:string-value="glass" calcext:value-type="string">
            <text:p>glass</text:p>
          </table:table-cell>
          <table:table-cell/>
        </table:table-row>
        <table:table-row table:style-name="ro2">
          <table:table-cell table:formula="of:=IF(ISBLANK([$items.A14]);&quot;&quot;;[$items.A14])" office:value-type="string" office:string-value="hardening agent" calcext:value-type="string">
            <text:p>hardening agent</text:p>
          </table:table-cell>
          <table:table-cell/>
        </table:table-row>
        <table:table-row table:style-name="ro2">
          <table:table-cell table:formula="of:=IF(ISBLANK([$items.A15]);&quot;&quot;;[$items.A15])" office:value-type="string" office:string-value="heat resistant sheet" calcext:value-type="string">
            <text:p>heat resistant sheet</text:p>
          </table:table-cell>
          <table:table-cell/>
        </table:table-row>
        <table:table-row table:style-name="ro2">
          <table:table-cell table:formula="of:=IF(ISBLANK([$items.A16]);&quot;&quot;;[$items.A16])" office:value-type="string" office:string-value="impeller" calcext:value-type="string">
            <text:p>impeller</text:p>
          </table:table-cell>
          <table:table-cell/>
        </table:table-row>
        <table:table-row table:style-name="ro2">
          <table:table-cell table:formula="of:=IF(ISBLANK([$items.A17]);&quot;&quot;;[$items.A17])" office:value-type="string" office:string-value="inductor" calcext:value-type="string">
            <text:p>inductor</text:p>
          </table:table-cell>
          <table:table-cell/>
        </table:table-row>
        <table:table-row table:style-name="ro2">
          <table:table-cell table:formula="of:=IF(ISBLANK([$items.A18]);&quot;&quot;;[$items.A18])" office:value-type="string" office:string-value="nozzle" calcext:value-type="string">
            <text:p>nozzle</text:p>
          </table:table-cell>
          <table:table-cell/>
        </table:table-row>
        <table:table-row table:style-name="ro2">
          <table:table-cell table:formula="of:=IF(ISBLANK([$items.A19]);&quot;&quot;;[$items.A19])" office:value-type="string" office:string-value="pressure tank" calcext:value-type="string">
            <text:p>pressure tank</text:p>
          </table:table-cell>
          <table:table-cell/>
        </table:table-row>
        <table:table-row table:style-name="ro2">
          <table:table-cell table:formula="of:=IF(ISBLANK([$items.A20]);&quot;&quot;;[$items.A20])" office:value-type="string" office:string-value="pressurized helium" calcext:value-type="string">
            <text:p>pressurized helium</text:p>
          </table:table-cell>
          <table:table-cell/>
        </table:table-row>
        <table:table-row table:style-name="ro2">
          <table:table-cell table:formula="of:=IF(ISBLANK([$items.A21]);&quot;&quot;;[$items.A21])" office:value-type="string" office:string-value="pump" calcext:value-type="string">
            <text:p>pump</text:p>
          </table:table-cell>
          <table:table-cell/>
        </table:table-row>
        <table:table-row table:style-name="ro2">
          <table:table-cell table:formula="of:=IF(ISBLANK([$items.A22]);&quot;&quot;;[$items.A22])" office:value-type="string" office:string-value="rotor" calcext:value-type="string">
            <text:p>rotor</text:p>
          </table:table-cell>
          <table:table-cell/>
        </table:table-row>
        <table:table-row table:style-name="ro2">
          <table:table-cell table:formula="of:=IF(ISBLANK([$items.A23]);&quot;&quot;;[$items.A23])" office:value-type="string" office:string-value="stabilizer" calcext:value-type="string">
            <text:p>stabilizer</text:p>
          </table:table-cell>
          <table:table-cell/>
        </table:table-row>
        <table:table-row table:style-name="ro2">
          <table:table-cell table:formula="of:=IF(ISBLANK([$items.A24]);&quot;&quot;;[$items.A24])" office:value-type="string" office:string-value="stator" calcext:value-type="string">
            <text:p>stator</text:p>
          </table:table-cell>
          <table:table-cell/>
        </table:table-row>
        <table:table-row table:style-name="ro2">
          <table:table-cell table:formula="of:=IF(ISBLANK([$items.A25]);&quot;&quot;;[$items.A25])" office:value-type="string" office:string-value="sulfuric acid" calcext:value-type="string">
            <text:p>sulfuric acid</text:p>
          </table:table-cell>
          <table:table-cell/>
        </table:table-row>
        <table:table-row table:style-name="ro2">
          <table:table-cell table:formula="of:=IF(ISBLANK([$items.A26]);&quot;&quot;;[$items.A26])" office:value-type="string" office:string-value="supermagnet" calcext:value-type="string">
            <text:p>supermagnet</text:p>
          </table:table-cell>
          <table:table-cell/>
        </table:table-row>
        <table:table-row table:style-name="ro2">
          <table:table-cell table:formula="of:=IF(ISBLANK([$items.A27]);&quot;&quot;;[$items.A27])" office:value-type="string" office:string-value="synthetic resin" calcext:value-type="string">
            <text:p>synthetic resin</text:p>
          </table:table-cell>
          <table:table-cell/>
        </table:table-row>
        <table:table-row table:style-name="ro2">
          <table:table-cell table:formula="of:=IF(ISBLANK([$items.A28]);&quot;&quot;;[$items.A28])" office:value-type="string" office:string-value="synthetic silicon" calcext:value-type="string">
            <text:p>synthetic silicon</text:p>
          </table:table-cell>
          <table:table-cell/>
        </table:table-row>
        <table:table-row table:style-name="ro2">
          <table:table-cell table:formula="of:=IF(ISBLANK([$items.A29]);&quot;&quot;;[$items.A29])" office:value-type="string" office:string-value="titanium bar" calcext:value-type="string">
            <text:p>titanium bar</text:p>
          </table:table-cell>
          <table:table-cell/>
        </table:table-row>
        <table:table-row table:style-name="ro2">
          <table:table-cell table:formula="of:=IF(ISBLANK([$items.A30]);&quot;&quot;;[$items.A30])" office:value-type="string" office:string-value="titanium beam" calcext:value-type="string">
            <text:p>titanium beam</text:p>
          </table:table-cell>
          <table:table-cell/>
        </table:table-row>
        <table:table-row table:style-name="ro2">
          <table:table-cell table:formula="of:=IF(ISBLANK([$items.A31]);&quot;&quot;;[$items.A31])" office:value-type="string" office:string-value="titanium housing" calcext:value-type="string">
            <text:p>titanium housing</text:p>
          </table:table-cell>
          <table:table-cell/>
        </table:table-row>
        <table:table-row table:style-name="ro2">
          <table:table-cell table:formula="of:=IF(ISBLANK([$items.A32]);&quot;&quot;;[$items.A32])" office:value-type="string" office:string-value="titanium rod" calcext:value-type="string">
            <text:p>titanium rod</text:p>
          </table:table-cell>
          <table:table-cell/>
        </table:table-row>
        <table:table-row table:style-name="ro2">
          <table:table-cell table:formula="of:=IF(ISBLANK([$items.A33]);&quot;&quot;;[$items.A33])" office:value-type="string" office:string-value="titanium sheet" calcext:value-type="string">
            <text:p>titanium sheet</text:p>
          </table:table-cell>
          <table:table-cell/>
        </table:table-row>
        <table:table-row table:style-name="ro2">
          <table:table-cell table:formula="of:=IF(ISBLANK([$items.A34]);&quot;&quot;;[$items.A34])" office:value-type="string" office:string-value="tube" calcext:value-type="string">
            <text:p>tube</text:p>
          </table:table-cell>
          <table:table-cell/>
        </table:table-row>
        <table:table-row table:style-name="ro2">
          <table:table-cell table:formula="of:=IF(ISBLANK([$items.A35]);&quot;&quot;;[$items.A35])" office:value-type="string" office:string-value="turbine" calcext:value-type="string">
            <text:p>turbine</text:p>
          </table:table-cell>
          <table:table-cell/>
        </table:table-row>
        <table:table-row table:style-name="ro2">
          <table:table-cell table:formula="of:=IF(ISBLANK([$items.A36]);&quot;&quot;;[$items.A36])" office:value-type="string" office:string-value="valve" calcext:value-type="string">
            <text:p>valve</text:p>
          </table:table-cell>
          <table:table-cell/>
        </table:table-row>
        <table:table-row table:style-name="ro2">
          <table:table-cell table:formula="of:=IF(ISBLANK([$items.A37]);&quot;&quot;;[$items.A37])" office:value-type="string" office:string-value="wolfram bar" calcext:value-type="string">
            <text:p>wolfram bar</text:p>
          </table:table-cell>
          <table:table-cell/>
        </table:table-row>
        <table:table-row table:style-name="ro2">
          <table:table-cell table:formula="of:=IF(ISBLANK([$items.A38]);&quot;&quot;;[$items.A38])" office:value-type="string" office:string-value="wolfram plate" calcext:value-type="string">
            <text:p>wolfram plate</text:p>
          </table:table-cell>
          <table:table-cell/>
        </table:table-row>
        <table:table-row table:style-name="ro2">
          <table:table-cell table:formula="of:=IF(ISBLANK([$items.A39]);&quot;&quot;;[$items.A39])" office:value-type="string" office:string-value="wolfram powder" calcext:value-type="string">
            <text:p>wolfram powder</text:p>
          </table:table-cell>
          <table:table-cell/>
        </table:table-row>
        <table:table-row table:style-name="ro2">
          <table:table-cell table:formula="of:=IF(ISBLANK([$items.A40]);&quot;&quot;;[$items.A40])" office:value-type="string" office:string-value="wolfram wire" calcext:value-type="string">
            <text:p>wolfram wire</text:p>
          </table:table-cell>
          <table:table-cell/>
        </table:table-row>
        <table:table-row table:style-name="ro2">
          <table:table-cell table:formula="of:=IF(ISBLANK([$items.A41]);&quot;&quot;;[$items.A41])">
            <text:p/>
          </table:table-cell>
          <table:table-cell/>
        </table:table-row>
        <table:table-row table:style-name="ro2">
          <table:table-cell table:formula="of:=IF(ISBLANK([$items.A42]);&quot;&quot;;[$items.A42])">
            <text:p/>
          </table:table-cell>
          <table:table-cell/>
        </table:table-row>
        <table:table-row table:style-name="ro2">
          <table:table-cell table:formula="of:=IF(ISBLANK([$items.A43]);&quot;&quot;;[$items.A43])">
            <text:p/>
          </table:table-cell>
          <table:table-cell/>
        </table:table-row>
        <table:table-row table:style-name="ro2">
          <table:table-cell table:formula="of:=IF(ISBLANK([$items.A44]);&quot;&quot;;[$items.A44])">
            <text:p/>
          </table:table-cell>
          <table:table-cell/>
        </table:table-row>
        <table:table-row table:style-name="ro2">
          <table:table-cell table:formula="of:=IF(ISBLANK([$items.A45]);&quot;&quot;;[$items.A45])">
            <text:p/>
          </table:table-cell>
          <table:table-cell/>
        </table:table-row>
        <table:table-row table:style-name="ro2">
          <table:table-cell table:formula="of:=IF(ISBLANK([$items.A46]);&quot;&quot;;[$items.A46])">
            <text:p/>
          </table:table-cell>
          <table:table-cell/>
        </table:table-row>
        <table:table-row table:style-name="ro2">
          <table:table-cell table:formula="of:=IF(ISBLANK([$items.A47]);&quot;&quot;;[$items.A47])">
            <text:p/>
          </table:table-cell>
          <table:table-cell/>
        </table:table-row>
        <table:table-row table:style-name="ro2">
          <table:table-cell table:formula="of:=IF(ISBLANK([$items.A48]);&quot;&quot;;[$items.A48])">
            <text:p/>
          </table:table-cell>
          <table:table-cell/>
        </table:table-row>
        <table:table-row table:style-name="ro2">
          <table:table-cell table:formula="of:=IF(ISBLANK([$items.A49]);&quot;&quot;;[$items.A49])">
            <text:p/>
          </table:table-cell>
          <table:table-cell/>
        </table:table-row>
        <table:table-row table:style-name="ro2">
          <table:table-cell table:formula="of:=IF(ISBLANK([$items.A50]);&quot;&quot;;[$items.A50])">
            <text:p/>
          </table:table-cell>
          <table:table-cell/>
        </table:table-row>
        <table:table-row table:style-name="ro2">
          <table:table-cell table:formula="of:=IF(ISBLANK([$items.A51]);&quot;&quot;;[$items.A51])">
            <text:p/>
          </table:table-cell>
          <table:table-cell/>
        </table:table-row>
        <table:table-row table:style-name="ro2">
          <table:table-cell table:formula="of:=IF(ISBLANK([$items.A52]);&quot;&quot;;[$items.A52])">
            <text:p/>
          </table:table-cell>
          <table:table-cell/>
        </table:table-row>
        <table:table-row table:style-name="ro2">
          <table:table-cell table:formula="of:=IF(ISBLANK([$items.A53]);&quot;&quot;;[$items.A53])">
            <text:p/>
          </table:table-cell>
          <table:table-cell/>
        </table:table-row>
        <table:table-row table:style-name="ro2">
          <table:table-cell table:formula="of:=IF(ISBLANK([$items.A54]);&quot;&quot;;[$items.A54])">
            <text:p/>
          </table:table-cell>
          <table:table-cell/>
        </table:table-row>
        <table:table-row table:style-name="ro2">
          <table:table-cell table:formula="of:=IF(ISBLANK([$items.A55]);&quot;&quot;;[$items.A55])">
            <text:p/>
          </table:table-cell>
          <table:table-cell/>
        </table:table-row>
        <table:table-row table:style-name="ro2">
          <table:table-cell table:formula="of:=IF(ISBLANK([$items.A56]);&quot;&quot;;[$items.A56])">
            <text:p/>
          </table:table-cell>
          <table:table-cell/>
        </table:table-row>
        <table:table-row table:style-name="ro2">
          <table:table-cell table:formula="of:=IF(ISBLANK([$items.A57]);&quot;&quot;;[$items.A57])">
            <text:p/>
          </table:table-cell>
          <table:table-cell/>
        </table:table-row>
        <table:table-row table:style-name="ro2">
          <table:table-cell table:formula="of:=IF(ISBLANK([$items.A58]);&quot;&quot;;[$items.A58])">
            <text:p/>
          </table:table-cell>
          <table:table-cell/>
        </table:table-row>
        <table:table-row table:style-name="ro2">
          <table:table-cell table:formula="of:=IF(ISBLANK([$items.A59]);&quot;&quot;;[$items.A59])">
            <text:p/>
          </table:table-cell>
          <table:table-cell/>
        </table:table-row>
        <table:table-row table:style-name="ro2">
          <table:table-cell table:formula="of:=IF(ISBLANK([$items.A60]);&quot;&quot;;[$items.A60])">
            <text:p/>
          </table:table-cell>
          <table:table-cell office:value-type="string" calcext:value-type="string">
            <text:p>&lt;-- End of items</text:p>
          </table:table-cell>
        </table:table-row>
        <table:table-row table:style-name="ro2">
          <table:table-cell table:formula="of:=IF(ISBLANK([$raw.A2]);&quot;&quot;;[$raw.A2])" office:value-type="string" office:string-value="calcium ore" calcext:value-type="string">
            <text:p>calcium ore</text:p>
          </table:table-cell>
          <table:table-cell office:value-type="string" calcext:value-type="string">
            <text:p>&lt;-- Start of raw</text:p>
          </table:table-cell>
        </table:table-row>
        <table:table-row table:style-name="ro2">
          <table:table-cell table:formula="of:=IF(ISBLANK([$raw.A3]);&quot;&quot;;[$raw.A3])" office:value-type="string" office:string-value="calcium ore" calcext:value-type="string">
            <text:p>calcium ore</text:p>
          </table:table-cell>
          <table:table-cell/>
        </table:table-row>
        <table:table-row table:style-name="ro2">
          <table:table-cell table:formula="of:=IF(ISBLANK([$raw.A4]);&quot;&quot;;[$raw.A4])" office:value-type="string" office:string-value="helium-3" calcext:value-type="string">
            <text:p>helium-3</text:p>
          </table:table-cell>
          <table:table-cell/>
        </table:table-row>
        <table:table-row table:style-name="ro2">
          <table:table-cell table:formula="of:=IF(ISBLANK([$raw.A5]);&quot;&quot;;[$raw.A5])" office:value-type="string" office:string-value="sulfur ore" calcext:value-type="string">
            <text:p>sulfur ore</text:p>
          </table:table-cell>
          <table:table-cell/>
        </table:table-row>
        <table:table-row table:style-name="ro2">
          <table:table-cell table:formula="of:=IF(ISBLANK([$raw.A6]);&quot;&quot;;[$raw.A6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7]);&quot;&quot;;[$raw.A7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8]);&quot;&quot;;[$raw.A8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9]);&quot;&quot;;[$raw.A9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0]);&quot;&quot;;[$raw.A10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1]);&quot;&quot;;[$raw.A11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2]);&quot;&quot;;[$raw.A12])">
            <text:p/>
          </table:table-cell>
          <table:table-cell/>
        </table:table-row>
        <table:table-row table:style-name="ro2">
          <table:table-cell table:formula="of:=IF(ISBLANK([$raw.A13]);&quot;&quot;;[$raw.A13])">
            <text:p/>
          </table:table-cell>
          <table:table-cell/>
        </table:table-row>
        <table:table-row table:style-name="ro2">
          <table:table-cell table:formula="of:=IF(ISBLANK([$raw.A14]);&quot;&quot;;[$raw.A14])">
            <text:p/>
          </table:table-cell>
          <table:table-cell/>
        </table:table-row>
        <table:table-row table:style-name="ro2">
          <table:table-cell table:formula="of:=IF(ISBLANK([$raw.A15]);&quot;&quot;;[$raw.A15])">
            <text:p/>
          </table:table-cell>
          <table:table-cell/>
        </table:table-row>
        <table:table-row table:style-name="ro2">
          <table:table-cell table:formula="of:=IF(ISBLANK([$raw.A16]);&quot;&quot;;[$raw.A16])">
            <text:p/>
          </table:table-cell>
          <table:table-cell/>
        </table:table-row>
        <table:table-row table:style-name="ro2">
          <table:table-cell table:formula="of:=IF(ISBLANK([$raw.A17]);&quot;&quot;;[$raw.A17])">
            <text:p/>
          </table:table-cell>
          <table:table-cell/>
        </table:table-row>
        <table:table-row table:style-name="ro2">
          <table:table-cell table:formula="of:=IF(ISBLANK([$raw.A18]);&quot;&quot;;[$raw.A18])">
            <text:p/>
          </table:table-cell>
          <table:table-cell/>
        </table:table-row>
        <table:table-row table:style-name="ro2">
          <table:table-cell table:formula="of:=IF(ISBLANK([$raw.A19]);&quot;&quot;;[$raw.A19])">
            <text:p/>
          </table:table-cell>
          <table:table-cell/>
        </table:table-row>
        <table:table-row table:style-name="ro2">
          <table:table-cell table:formula="of:=IF(ISBLANK([$raw.A20]);&quot;&quot;;[$raw.A20])">
            <text:p/>
          </table:table-cell>
          <table:table-cell/>
        </table:table-row>
        <table:table-row table:style-name="ro2">
          <table:table-cell table:formula="of:=IF(ISBLANK([$raw.A21]);&quot;&quot;;[$raw.A21])">
            <text:p/>
          </table:table-cell>
          <table:table-cell/>
        </table:table-row>
        <table:table-row table:style-name="ro2">
          <table:table-cell table:formula="of:=IF(ISBLANK([$raw.A22]);&quot;&quot;;[$raw.A22])">
            <text:p/>
          </table:table-cell>
          <table:table-cell/>
        </table:table-row>
        <table:table-row table:style-name="ro2">
          <table:table-cell table:formula="of:=IF(ISBLANK([$raw.A23]);&quot;&quot;;[$raw.A23])">
            <text:p/>
          </table:table-cell>
          <table:table-cell/>
        </table:table-row>
        <table:table-row table:style-name="ro2">
          <table:table-cell table:formula="of:=IF(ISBLANK([$raw.A24]);&quot;&quot;;[$raw.A24])">
            <text:p/>
          </table:table-cell>
          <table:table-cell/>
        </table:table-row>
        <table:table-row table:style-name="ro2">
          <table:table-cell table:formula="of:=IF(ISBLANK([$raw.A25]);&quot;&quot;;[$raw.A25])">
            <text:p/>
          </table:table-cell>
          <table:table-cell/>
        </table:table-row>
        <table:table-row table:style-name="ro2">
          <table:table-cell table:formula="of:=IF(ISBLANK([$raw.A26]);&quot;&quot;;[$raw.A26])">
            <text:p/>
          </table:table-cell>
          <table:table-cell/>
        </table:table-row>
        <table:table-row table:style-name="ro2">
          <table:table-cell table:formula="of:=IF(ISBLANK([$raw.A27]);&quot;&quot;;[$raw.A27])">
            <text:p/>
          </table:table-cell>
          <table:table-cell/>
        </table:table-row>
        <table:table-row table:style-name="ro2">
          <table:table-cell table:formula="of:=IF(ISBLANK([$raw.A28]);&quot;&quot;;[$raw.A28])">
            <text:p/>
          </table:table-cell>
          <table:table-cell/>
        </table:table-row>
        <table:table-row table:style-name="ro2">
          <table:table-cell table:formula="of:=IF(ISBLANK([$raw.A29]);&quot;&quot;;[$raw.A29])">
            <text:p/>
          </table:table-cell>
          <table:table-cell/>
        </table:table-row>
        <table:table-row table:style-name="ro2">
          <table:table-cell table:formula="of:=IF(ISBLANK([$raw.A30]);&quot;&quot;;[$raw.A30])">
            <text:p/>
          </table:table-cell>
          <table:table-cell/>
        </table:table-row>
        <table:table-row table:style-name="ro2">
          <table:table-cell table:formula="of:=IF(ISBLANK([$raw.A31]);&quot;&quot;;[$raw.A31])">
            <text:p/>
          </table:table-cell>
          <table:table-cell/>
        </table:table-row>
        <table:table-row table:style-name="ro2">
          <table:table-cell table:formula="of:=IF(ISBLANK([$raw.A32]);&quot;&quot;;[$raw.A32])">
            <text:p/>
          </table:table-cell>
          <table:table-cell/>
        </table:table-row>
        <table:table-row table:style-name="ro2">
          <table:table-cell table:formula="of:=IF(ISBLANK([$raw.A33]);&quot;&quot;;[$raw.A33])">
            <text:p/>
          </table:table-cell>
          <table:table-cell/>
        </table:table-row>
        <table:table-row table:style-name="ro2">
          <table:table-cell table:formula="of:=IF(ISBLANK([$raw.A34]);&quot;&quot;;[$raw.A34])">
            <text:p/>
          </table:table-cell>
          <table:table-cell/>
        </table:table-row>
        <table:table-row table:style-name="ro2">
          <table:table-cell table:formula="of:=IF(ISBLANK([$raw.A35]);&quot;&quot;;[$raw.A35])">
            <text:p/>
          </table:table-cell>
          <table:table-cell/>
        </table:table-row>
        <table:table-row table:style-name="ro2">
          <table:table-cell table:formula="of:=IF(ISBLANK([$raw.A36]);&quot;&quot;;[$raw.A36])">
            <text:p/>
          </table:table-cell>
          <table:table-cell/>
        </table:table-row>
        <table:table-row table:style-name="ro2">
          <table:table-cell table:formula="of:=IF(ISBLANK([$raw.A37]);&quot;&quot;;[$raw.A37])">
            <text:p/>
          </table:table-cell>
          <table:table-cell/>
        </table:table-row>
        <table:table-row table:style-name="ro2">
          <table:table-cell table:formula="of:=IF(ISBLANK([$raw.A38]);&quot;&quot;;[$raw.A38])">
            <text:p/>
          </table:table-cell>
          <table:table-cell/>
        </table:table-row>
        <table:table-row table:style-name="ro2">
          <table:table-cell table:formula="of:=IF(ISBLANK([$raw.A39]);&quot;&quot;;[$raw.A39])">
            <text:p/>
          </table:table-cell>
          <table:table-cell/>
        </table:table-row>
        <table:table-row table:style-name="ro2">
          <table:table-cell table:formula="of:=IF(ISBLANK([$raw.A40]);&quot;&quot;;[$raw.A40])">
            <text:p/>
          </table:table-cell>
          <table:table-cell/>
        </table:table-row>
        <table:table-row table:style-name="ro2">
          <table:table-cell table:formula="of:=IF(ISBLANK([$raw.A41]);&quot;&quot;;[$raw.A41])">
            <text:p/>
          </table:table-cell>
          <table:table-cell/>
        </table:table-row>
        <table:table-row table:style-name="ro2">
          <table:table-cell table:formula="of:=IF(ISBLANK([$raw.A42]);&quot;&quot;;[$raw.A42])">
            <text:p/>
          </table:table-cell>
          <table:table-cell/>
        </table:table-row>
        <table:table-row table:style-name="ro2">
          <table:table-cell table:formula="of:=IF(ISBLANK([$raw.A43]);&quot;&quot;;[$raw.A43])">
            <text:p/>
          </table:table-cell>
          <table:table-cell/>
        </table:table-row>
        <table:table-row table:style-name="ro2">
          <table:table-cell table:formula="of:=IF(ISBLANK([$raw.A44]);&quot;&quot;;[$raw.A44])">
            <text:p/>
          </table:table-cell>
          <table:table-cell/>
        </table:table-row>
        <table:table-row table:style-name="ro2">
          <table:table-cell table:formula="of:=IF(ISBLANK([$raw.A45]);&quot;&quot;;[$raw.A45])">
            <text:p/>
          </table:table-cell>
          <table:table-cell/>
        </table:table-row>
        <table:table-row table:style-name="ro2">
          <table:table-cell table:formula="of:=IF(ISBLANK([$raw.A46]);&quot;&quot;;[$raw.A46])">
            <text:p/>
          </table:table-cell>
          <table:table-cell/>
        </table:table-row>
        <table:table-row table:style-name="ro2">
          <table:table-cell table:formula="of:=IF(ISBLANK([$raw.A47]);&quot;&quot;;[$raw.A47])">
            <text:p/>
          </table:table-cell>
          <table:table-cell/>
        </table:table-row>
        <table:table-row table:style-name="ro2">
          <table:table-cell table:formula="of:=IF(ISBLANK([$raw.A48]);&quot;&quot;;[$raw.A48])">
            <text:p/>
          </table:table-cell>
          <table:table-cell/>
        </table:table-row>
        <table:table-row table:style-name="ro2">
          <table:table-cell table:formula="of:=IF(ISBLANK([$raw.A49]);&quot;&quot;;[$raw.A49])">
            <text:p/>
          </table:table-cell>
          <table:table-cell/>
        </table:table-row>
        <table:table-row table:style-name="ro2">
          <table:table-cell table:formula="of:=IF(ISBLANK([$raw.A50]);&quot;&quot;;[$raw.A50])">
            <text:p/>
          </table:table-cell>
          <table:table-cell/>
        </table:table-row>
        <table:table-row table:style-name="ro2">
          <table:table-cell table:formula="of:=IF(ISBLANK([$raw.A51]);&quot;&quot;;[$raw.A51])">
            <text:p/>
          </table:table-cell>
          <table:table-cell/>
        </table:table-row>
        <table:table-row table:style-name="ro2">
          <table:table-cell table:formula="of:=IF(ISBLANK([$raw.A52]);&quot;&quot;;[$raw.A52])">
            <text:p/>
          </table:table-cell>
          <table:table-cell office:value-type="string" calcext:value-type="string">
            <text:p>&lt;-- End of raw</text:p>
          </table:table-cell>
        </table:table-row>
      </table:table>
      <table:named-expressions>
        <table:named-range table:name="building_names" table:base-cell-address="$buildings.$A$2" table:cell-range-address="$buildings.$A$2:.$A$60"/>
        <table:named-range table:name="item_names" table:base-cell-address="$items.$A$2" table:cell-range-address="$items.$A$2:.$A$60"/>
        <table:named-range table:name="item_periodseconds_array" table:base-cell-address="$items.$A$2" table:cell-range-address="$items.$A$2:.$C$60"/>
        <table:named-range table:name="raw_item_names" table:base-cell-address="$raw.$A$2" table:cell-range-address="$raw.$A$2:.$A$50"/>
        <table:named-range table:name="valid_input_names" table:base-cell-address="$validation.$A$1" table:cell-range-address="$validation.$A$1:.$A$110"/>
      </table:named-expressions>
      <table:database-ranges>
        <table:database-range table:name="__Anonymous_Sheet_DB__0" table:target-range-address="items.A1:items.E1048576">
          <table:sort>
            <table:sort-by table:field-number="0" table:data-type="automatic"/>
          </table:sort>
        </table:database-range>
        <table:database-range table:name="__Anonymous_Sheet_DB__1" table:target-range-address="input.A1:input.E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raw.A1:raw.F1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uildings.A2:buildings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Z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date-style style:name="N137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0129" number:language="en" number:country="US" loext:transliteration-spellout="title ZA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title ZA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ZA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ZA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5:21:42.201454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2:21:21.230618219</meta:creation-date>
    <dc:date>2026-02-06T15:22:33.277935961</dc:date>
    <meta:editing-duration>PT18H26M49S</meta:editing-duration>
    <meta:editing-cycles>186</meta:editing-cycles>
    <meta:generator>LibreOffice/24.2.7.2$Linux_X86_64 LibreOffice_project/420$Build-2</meta:generator>
    <meta:document-statistic meta:table-count="5" meta:cell-count="910" meta:object-count="0"/>
  </office:meta>
</office:document-meta>
</file>